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91cm"/>
    </style:style>
    <style:style style:name="Table1.B" style:family="table-column">
      <style:table-column-properties style:column-width="11.192cm"/>
    </style:style>
    <style:style style:name="Table1.C" style:family="table-column">
      <style:table-column-properties style:column-width="1.693cm"/>
    </style:style>
    <style:style style:name="Table1.D" style:family="table-column">
      <style:table-column-properties style:column-width="1.79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Bitstream Vera Sans" fo:font-size="14pt" style:font-size-asian="14pt" style:font-size-complex="14pt"/>
    </style:style>
    <style:style style:name="P2" style:family="paragraph" style:parent-style-name="Standard">
      <style:paragraph-properties fo:text-align="center" style:justify-single-word="false"/>
      <style:text-properties style:font-name="Bitstream Vera Sans" style:text-underline-style="none" fo:font-weight="normal" officeooo:rsid="003ba217" officeooo:paragraph-rsid="003ba217" style:font-weight-asian="normal" style:font-weight-complex="normal"/>
    </style:style>
    <style:style style:name="P3" style:family="paragraph" style:parent-style-name="Standard">
      <style:paragraph-properties fo:text-align="start" style:justify-single-word="false"/>
      <style:text-properties style:font-name="Bitstream Vera Sans" style:text-underline-style="none" fo:font-weight="normal" officeooo:rsid="003ba217" officeooo:paragraph-rsid="003ba217" style:font-weight-asian="normal" style:font-weight-complex="normal"/>
    </style:style>
    <style:style style:name="P4" style:family="paragraph" style:parent-style-name="Standard">
      <style:paragraph-properties fo:text-align="start" style:justify-single-word="false"/>
      <style:text-properties style:font-name="Bitstream Vera Sans" style:text-underline-style="none" fo:font-weight="normal" officeooo:rsid="003d99cd" officeooo:paragraph-rsid="003d99cd" style:font-weight-asian="normal" style:font-weight-complex="normal"/>
    </style:style>
    <style:style style:name="P5" style:family="paragraph" style:parent-style-name="Standard">
      <style:paragraph-properties fo:text-align="start" style:justify-single-word="false"/>
      <style:text-properties style:font-name="Bitstream Vera Sans" style:text-underline-style="none" fo:font-weight="normal" officeooo:rsid="003eb3bb" officeooo:paragraph-rsid="003eb3bb" style:font-weight-asian="normal" style:font-weight-complex="normal"/>
    </style:style>
    <style:style style:name="P6" style:family="paragraph" style:parent-style-name="Standard">
      <style:paragraph-properties fo:text-align="start" style:justify-single-word="false"/>
      <style:text-properties style:font-name="Bitstream Vera Sans" style:text-underline-style="none" fo:font-weight="normal" officeooo:rsid="003f040d" officeooo:paragraph-rsid="003f040d" style:font-weight-asian="normal" style:font-weight-complex="normal"/>
    </style:style>
    <style:style style:name="P7" style:family="paragraph" style:parent-style-name="Standard">
      <style:paragraph-properties fo:text-align="start" style:justify-single-word="false"/>
      <style:text-properties style:font-name="Bitstream Vera Sans" style:text-underline-style="none" fo:font-weight="normal" officeooo:rsid="0040ab0b" officeooo:paragraph-rsid="0040ab0b" style:font-weight-asian="normal" style:font-weight-complex="normal"/>
    </style:style>
    <style:style style:name="P8" style:family="paragraph" style:parent-style-name="Standard">
      <style:paragraph-properties fo:text-align="start" style:justify-single-word="false"/>
      <style:text-properties style:font-name="Bitstream Vera Sans" style:text-underline-style="none" fo:font-weight="normal" officeooo:rsid="0042349f" officeooo:paragraph-rsid="0042349f" style:font-weight-asian="normal" style:font-weight-complex="normal"/>
    </style:style>
    <style:style style:name="P9" style:family="paragraph" style:parent-style-name="Standard">
      <style:paragraph-properties fo:text-align="start" style:justify-single-word="false"/>
      <style:text-properties style:font-name="Bitstream Vera Sans" style:text-underline-style="none" fo:font-weight="normal" officeooo:rsid="0044141c" officeooo:paragraph-rsid="0044141c" style:font-weight-asian="normal" style:font-weight-complex="normal"/>
    </style:style>
    <style:style style:name="P10" style:family="paragraph" style:parent-style-name="Standard">
      <style:paragraph-properties fo:text-align="start" style:justify-single-word="false"/>
      <style:text-properties style:font-name="Bitstream Vera Sans" style:text-underline-style="none" fo:font-weight="normal" officeooo:rsid="0045ae04" officeooo:paragraph-rsid="0045ae04" style:font-weight-asian="normal" style:font-weight-complex="normal"/>
    </style:style>
    <style:style style:name="P11" style:family="paragraph" style:parent-style-name="Standard">
      <style:paragraph-properties fo:text-align="center" style:justify-single-word="false"/>
      <style:text-properties style:font-name="Bitstream Vera Sans" fo:font-size="18pt" style:text-underline-style="none" fo:font-weight="normal" officeooo:rsid="003ba217" officeooo:paragraph-rsid="003ba217" style:font-size-asian="18pt" style:font-weight-asian="normal" style:font-size-complex="18pt" style:font-weight-complex="normal"/>
    </style:style>
    <style:style style:name="P12" style:family="paragraph" style:parent-style-name="Standard">
      <style:paragraph-properties fo:text-align="start" style:justify-single-word="false"/>
      <style:text-properties style:font-name="Bitstream Vera Sans" style:text-underline-style="solid" style:text-underline-width="auto" style:text-underline-color="font-color" fo:font-weight="normal" officeooo:rsid="003d99cd" officeooo:paragraph-rsid="003d99cd" style:font-weight-asian="normal" style:font-weight-complex="normal"/>
    </style:style>
    <style:style style:name="P13" style:family="paragraph" style:parent-style-name="Standard">
      <style:paragraph-properties fo:text-align="start" style:justify-single-word="false"/>
      <style:text-properties style:font-name="Bitstream Vera Sans" style:text-underline-style="solid" style:text-underline-width="auto" style:text-underline-color="font-color" fo:font-weight="normal" officeooo:rsid="003eb3bb" officeooo:paragraph-rsid="003eb3bb" style:font-weight-asian="normal" style:font-weight-complex="normal"/>
    </style:style>
    <style:style style:name="P14" style:family="paragraph" style:parent-style-name="Standard">
      <style:paragraph-properties fo:text-align="start" style:justify-single-word="false"/>
      <style:text-properties style:font-name="Bitstream Vera Sans" style:text-underline-style="solid" style:text-underline-width="auto" style:text-underline-color="font-color" fo:font-weight="normal" officeooo:rsid="003f040d" officeooo:paragraph-rsid="003f040d" style:font-weight-asian="normal" style:font-weight-complex="normal"/>
    </style:style>
    <style:style style:name="P15" style:family="paragraph" style:parent-style-name="Standard">
      <style:paragraph-properties fo:text-align="start" style:justify-single-word="false"/>
      <style:text-properties style:font-name="Bitstream Vera Sans" style:text-underline-style="solid" style:text-underline-width="auto" style:text-underline-color="font-color" fo:font-weight="normal" officeooo:rsid="0044141c" officeooo:paragraph-rsid="0044141c" style:font-weight-asian="normal" style:font-weight-complex="normal"/>
    </style:style>
    <style:style style:name="P16" style:family="paragraph" style:parent-style-name="Standard">
      <style:paragraph-properties fo:text-align="start" style:justify-single-word="false"/>
      <style:text-properties style:font-name="Bitstream Vera Sans" style:text-underline-style="solid" style:text-underline-width="auto" style:text-underline-color="font-color" fo:font-weight="normal" officeooo:rsid="0045ae04" officeooo:paragraph-rsid="0045ae04" style:font-weight-asian="normal" style:font-weight-complex="normal"/>
    </style:style>
    <style:style style:name="P17" style:family="paragraph" style:parent-style-name="Standard">
      <style:paragraph-properties fo:text-align="start" style:justify-single-word="false"/>
      <style:text-properties style:font-name="Bitstream Vera Sans" style:text-underline-style="solid" style:text-underline-width="auto" style:text-underline-color="font-color" fo:font-weight="bold" officeooo:rsid="003f040d" officeooo:paragraph-rsid="003f040d" style:font-weight-asian="bold" style:font-weight-complex="bold"/>
    </style:style>
    <style:style style:name="P18" style:family="paragraph" style:parent-style-name="Standard">
      <style:paragraph-properties fo:text-align="start" style:justify-single-word="false"/>
      <style:text-properties style:font-name="Bitstream Vera Sans" style:text-underline-style="solid" style:text-underline-width="auto" style:text-underline-color="font-color" fo:font-weight="bold" officeooo:rsid="0044141c" officeooo:paragraph-rsid="0044141c" style:font-weight-asian="bold" style:font-weight-complex="bold"/>
    </style:style>
    <style:style style:name="P19" style:family="paragraph" style:parent-style-name="Standard">
      <style:paragraph-properties fo:text-align="start" style:justify-single-word="false"/>
      <style:text-properties style:font-name="Bitstream Vera Sans" fo:font-style="normal" style:text-underline-style="solid" style:text-underline-width="auto" style:text-underline-color="font-color" fo:font-weight="bold" officeooo:rsid="0045ae04" officeooo:paragraph-rsid="0045ae04" style:font-style-asian="normal" style:font-weight-asian="bold" style:font-style-complex="normal" style:font-weight-complex="bold"/>
    </style:style>
    <style:style style:name="P20" style:family="paragraph" style:parent-style-name="Standard">
      <style:paragraph-properties fo:text-align="start" style:justify-single-word="false" fo:break-before="page"/>
      <style:text-properties style:font-name="Bitstream Vera Sans" style:text-underline-style="none" fo:font-weight="normal" officeooo:rsid="003f040d" officeooo:paragraph-rsid="003f040d" style:font-weight-asian="normal" style:font-weight-complex="normal"/>
    </style:style>
    <style:style style:name="P21" style:family="paragraph" style:parent-style-name="Standard">
      <style:paragraph-properties fo:text-align="start" style:justify-single-word="false" fo:break-before="page"/>
      <style:text-properties style:font-name="Bitstream Vera Sans" style:text-underline-style="solid" style:text-underline-width="auto" style:text-underline-color="font-color" fo:font-weight="normal" officeooo:rsid="003eb3bb" officeooo:paragraph-rsid="003eb3bb" style:font-weight-asian="normal" style:font-weight-complex="normal"/>
    </style:style>
    <style:style style:name="P22" style:family="paragraph" style:parent-style-name="Standard">
      <style:paragraph-properties fo:text-align="start" style:justify-single-word="false" fo:break-before="page"/>
      <style:text-properties style:font-name="Bitstream Vera Sans" style:text-underline-style="solid" style:text-underline-width="auto" style:text-underline-color="font-color" fo:font-weight="normal" officeooo:rsid="0044141c" officeooo:paragraph-rsid="0044141c" style:font-weight-asian="normal" style:font-weight-complex="normal"/>
    </style:style>
    <style:style style:name="P23" style:family="paragraph" style:parent-style-name="Standard">
      <style:paragraph-properties fo:text-align="start" style:justify-single-word="false" fo:break-before="page"/>
      <style:text-properties style:font-name="Bitstream Vera Sans" style:text-underline-style="solid" style:text-underline-width="auto" style:text-underline-color="font-color" fo:font-weight="normal" officeooo:rsid="0045ae04" officeooo:paragraph-rsid="0045ae04" style:font-weight-asian="normal" style:font-weight-complex="normal"/>
    </style:style>
    <style:style style:name="P24" style:family="paragraph" style:parent-style-name="Table_20_Contents">
      <style:paragraph-properties fo:text-align="start" style:justify-single-word="false"/>
      <style:text-properties style:font-name="Bitstream Vera Sans" officeooo:rsid="003d99cd" officeooo:paragraph-rsid="003d99cd"/>
    </style:style>
    <style:style style:name="P25" style:family="paragraph" style:parent-style-name="Table_20_Contents">
      <style:paragraph-properties fo:text-align="center" style:justify-single-word="false"/>
      <style:text-properties style:font-name="Bitstream Vera Sans" officeooo:rsid="003d99cd" officeooo:paragraph-rsid="003d99cd"/>
    </style:style>
    <style:style style:name="P26" style:family="paragraph" style:parent-style-name="Table_20_Contents">
      <style:paragraph-properties fo:text-align="center" style:justify-single-word="false"/>
      <style:text-properties style:font-name="Bitstream Vera Sans" fo:font-weight="bold" officeooo:rsid="003d99cd" officeooo:paragraph-rsid="003d99cd" style:font-weight-asian="bold" style:font-weight-complex="bold"/>
    </style:style>
    <style:style style:name="P27" style:family="paragraph" style:parent-style-name="Table_20_Contents">
      <style:paragraph-properties fo:text-align="start" style:justify-single-word="false"/>
      <style:text-properties style:font-name="Bitstream Vera Sans" fo:font-weight="bold" officeooo:rsid="003d99cd" officeooo:paragraph-rsid="003d99cd" style:font-weight-asian="bold" style:font-weight-complex="bold"/>
    </style:style>
    <style:style style:name="T1" style:family="text">
      <style:text-properties officeooo:rsid="00251ce1"/>
    </style:style>
    <style:style style:name="T2" style:family="text">
      <style:text-properties officeooo:rsid="003d99cd"/>
    </style:style>
    <style:style style:name="T3" style:family="text">
      <style:text-properties style:text-position="super 58%"/>
    </style:style>
    <style:style style:name="T4" style:family="text">
      <style:text-properties officeooo:rsid="003eb3bb"/>
    </style:style>
    <style:style style:name="T5" style:family="text">
      <style:text-properties officeooo:rsid="003f040d"/>
    </style:style>
    <style:style style:name="T6" style:family="text">
      <style:text-properties officeooo:rsid="0040ab0b"/>
    </style:style>
    <style:style style:name="T7" style:family="text">
      <style:text-properties officeooo:rsid="0042349f"/>
    </style:style>
    <style:style style:name="T8" style:family="text">
      <style:text-properties officeooo:rsid="0045ae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he M13 Programming Language</text:p>
      <text:p text:style-name="P2">Written by Paul Robson 2018</text:p>
      <text:p text:style-name="P3"/>
      <text:p text:style-name="P3">The basic concept behind the M13 programming language came from issues with Z80 Forth. The basic problem with Z80 Forth is that the processor only has one stack. You can use it for the data stack, the return stack, or with a bit of ingenuity, <text:s/>both. But it doesn’t work that well.</text:p>
      <text:p text:style-name="P3"/>
      <text:p text:style-name="P3">So rather than engineering for the Z80 <text:span text:style-name="T2">to produce a certain language, it was decided to fit the language to the Z80. </text:span></text:p>
      <text:p text:style-name="P3"/>
      <text:p text:style-name="P4">Various version have existed. There haven’t been 13 of them, this is about the 4<text:span text:style-name="T3">th</text:span> or 5<text:span text:style-name="T3">th</text:span> and it is closely tied to its predecessor M12. </text:p>
      <text:p text:style-name="P4"/>
      <text:p text:style-name="P4">What M13 does is to reduce the working stack to two 16 bit registers known as A and B (in practice the HL and DE registers). It’s stack becomes a simple call stack. Much of the syntax is begged or borrowed from FORTH and ColorFORTH.</text:p>
      <text:p text:style-name="P4"/>
      <text:p text:style-name="P4">This means that more variables are used as it isn’t practical to keep too many intermediate values on the stack, though it can make more use of it than you’d think. To help with this the variable syntax is extended to concatenate together the variable word and the ‘@’ and ‘!’ operators to store and load directly.</text:p>
      <text:p text:style-name="P4"/>
      <text:p text:style-name="P4">The FORTH arithmetic looks fairly similar “4 1 -” works the same as it always did, even though internally it operates differently.</text:p>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6">Command</text:p>
          </table:table-cell>
          <table:table-cell table:style-name="Table1.A1" office:value-type="string">
            <text:p text:style-name="P27">Notes</text:p>
          </table:table-cell>
          <table:table-cell table:style-name="Table1.A1" office:value-type="string">
            <text:p text:style-name="P26">A</text:p>
          </table:table-cell>
          <table:table-cell table:style-name="Table1.D1" office:value-type="string">
            <text:p text:style-name="P26">B</text:p>
          </table:table-cell>
        </table:table-row>
        <table:table-row>
          <table:table-cell table:style-name="Table1.A2" office:value-type="string">
            <text:p text:style-name="P25">4</text:p>
          </table:table-cell>
          <table:table-cell table:style-name="Table1.A2" office:value-type="string">
            <text:p text:style-name="P24">Put old value of A (not known) in B, set A to 4</text:p>
          </table:table-cell>
          <table:table-cell table:style-name="Table1.A2" office:value-type="string">
            <text:p text:style-name="P25">4 </text:p>
          </table:table-cell>
          <table:table-cell table:style-name="Table1.D2" office:value-type="string">
            <text:p text:style-name="P25">?</text:p>
          </table:table-cell>
        </table:table-row>
        <table:table-row>
          <table:table-cell table:style-name="Table1.A2" office:value-type="string">
            <text:p text:style-name="P25">1</text:p>
          </table:table-cell>
          <table:table-cell table:style-name="Table1.A2" office:value-type="string">
            <text:p text:style-name="P24">Put value of A (4) into B, set A to 1</text:p>
          </table:table-cell>
          <table:table-cell table:style-name="Table1.A2" office:value-type="string">
            <text:p text:style-name="P25">1 </text:p>
          </table:table-cell>
          <table:table-cell table:style-name="Table1.D2" office:value-type="string">
            <text:p text:style-name="P25">4</text:p>
          </table:table-cell>
        </table:table-row>
        <table:table-row>
          <table:table-cell table:style-name="Table1.A2" office:value-type="string">
            <text:p text:style-name="P25">-</text:p>
          </table:table-cell>
          <table:table-cell table:style-name="Table1.A2" office:value-type="string">
            <text:p text:style-name="P24">Subtract A from B, put result in A. <text:span text:style-name="T4">Don’t change B</text:span></text:p>
          </table:table-cell>
          <table:table-cell table:style-name="Table1.A2" office:value-type="string">
            <text:p text:style-name="P25">3</text:p>
          </table:table-cell>
          <table:table-cell table:style-name="Table1.D2" office:value-type="string">
            <text:p text:style-name="P25">4</text:p>
          </table:table-cell>
        </table:table-row>
      </table:table>
      <text:p text:style-name="P4"/>
      <text:p text:style-name="P4">There are four main types of command, two of which are shown here. <text:span text:style-name="T4">This might seem bizarre, but it does actually work. Stick with it :) </text:span></text:p>
      <text:p text:style-name="P4"/>
      <text:p text:style-name="P12">1. Loading commands</text:p>
      <text:p text:style-name="P12"/>
      <text:p text:style-name="P4">The first 2 (4 and 1) are loading commands, which create a new value in A unrelated to the previous one. These can be numeric or string constants, variable addresses or reads, or <text:span text:style-name="T4">r&gt;a which transfers a value from the return stack to A (much the same as FORTHs R&gt; command). Certain other words ; e.g. read a key from the keyboard, also behave in this fashion.</text:span></text:p>
      <text:p text:style-name="P4"/>
      <text:p text:style-name="P4"/>
      <text:p text:style-name="P21">2. Binary commands</text:p>
      <text:p text:style-name="P13"/>
      <text:p text:style-name="P5">These involve using the two values to produce a third. These operate as B &lt;op&gt; A for those operations where order matters (subtract and divide, non equality comparisons). They change A but not B. <text:span text:style-name="T5">These are + - * / mod and or xor = &lt;&gt; &gt;= &gt; &lt;= &lt; max and min (among others possibly)</text:span></text:p>
      <text:p text:style-name="P5"/>
      <text:p text:style-name="P14">3. Unary commands</text:p>
      <text:p text:style-name="P6"/>
      <text:p text:style-name="P6">These involve working on a value in A that’s already there, and they don’t change B either. They just change A. They include 0= 0&lt; not 0- abs 2* 2/ 1+ 1- 2+ 2- and also @ and c@ which are the same as FORTH, 16 and 8 bit reads. </text:p>
      <text:p text:style-name="P6"/>
      <text:p text:style-name="P14">4. The rest</text:p>
      <text:p text:style-name="P14"/>
      <text:p text:style-name="P6">Then there are the remainder, many of which use the A and B as two parameters, e.g. the store commands ! c! +! and -!. Mostly these don’t change A or B, though there are some specific manipulation commands such as swap (swaps A+B over) and a&gt;b and b&gt;a which can be used in copy loops to avoid the use of a variable.</text:p>
      <text:p text:style-name="P6"/>
      <text:p text:style-name="P17">Word Classes</text:p>
      <text:p text:style-name="P6"/>
      <text:p text:style-name="P6">There are 3 types of word class. Each of these can be marked private, which means they are not accessible outside the current source file.</text:p>
      <text:p text:style-name="P6"/>
      <text:p text:style-name="P14">1. Code Words</text:p>
      <text:p text:style-name="P14"/>
      <text:p text:style-name="P6">These are words built up out of other words, like most FORTH words in Z80 code. To activate them they are CALLed. Code Words can be marked immediate, which means when you compile them they are executed instead rather than CALL code to them being generated, again as in FORTH, <text:span text:style-name="T6">these are used as structures in the same way.</text:span></text:p>
      <text:p text:style-name="P6"/>
      <text:p text:style-name="P14"><text:span text:style-name="T6">2. </text:span>Macros</text:p>
      <text:p text:style-name="P14"/>
      <text:p text:style-name="P7">Many words are very simple. For example ‘swap’ is ex de,hl and ‘+’ is add hl,de. There is no point in using a CALLable routine for these. Macros are bits of code that are copied when they are compiled, so rather than ‘+’ generating a Z80 call it simply copies the code add hl,de in. Thes are executed in the same way as code words, but are prefixed with ld a,&lt;length&gt; ; call ExpandMacro followed by the macro code. <text:span text:style-name="T7">Some macros are longer because of their frequency of use, especially @ and -.</text:span></text:p>
      <text:p text:style-name="P6"/>
      <text:p text:style-name="P20"/>
      <text:p text:style-name="P14"><text:span text:style-name="T7">3. </text:span>Variables</text:p>
      <text:p text:style-name="P6"/>
      <text:p text:style-name="P8">Variables are handled slightly differently. To save code memory primarily they do not have attached code ; a variable is simply a reference to a 2 byte area of memory (or a larger one if it is an array or other data structure). The compiler handles the code production. Fundamentally, if you have a variable ‘count’</text:p>
      <text:p text:style-name="P8"/>
      <text:p text:style-name="P8">count <text:tab/>puts the address of count into A, putting the old A into B (loader)</text:p>
      <text:p text:style-name="P8">count@ <text:tab/>puts the content of count into A, putting the old A into B (loader)</text:p>
      <text:p text:style-name="P8">count! <text:tab/>Puts A into the count variable, changing nothing else.</text:p>
      <text:p text:style-name="P8"/>
      <text:p text:style-name="P8">There is a simple equivalence between the last two and ‘count @’ and ‘count !’ except they can be run using a single Z80 instruction and you lose the stacking and destacking of the address and data value.</text:p>
      <text:p text:style-name="P8"/>
      <text:p text:style-name="P18">Stack problems</text:p>
      <text:p text:style-name="P18"/>
      <text:p text:style-name="P9">A FORTH programmer will have notice several issues with this design. One is, how do you calculate something like (a + b) * (c + d) as you don’t have the stack to keep the intermediate result. You can use a variable, or better, the return stack as a temporary store.</text:p>
      <text:p text:style-name="P9"/>
      <text:p text:style-name="P9">a@ <text:tab/><text:tab/><text:tab/><text:tab/>// Read a and b</text:p>
      <text:p text:style-name="P9">b@</text:p>
      <text:p text:style-name="P9">+ <text:tab/><text:tab/><text:tab/><text:tab/>// a+b result is now in A</text:p>
      <text:p text:style-name="P9">a&gt;r <text:tab/><text:tab/><text:tab/><text:tab/>// put on return stack</text:p>
      <text:p text:style-name="P9">c@ <text:tab/><text:tab/><text:tab/><text:tab/>// Read c and d</text:p>
      <text:p text:style-name="P9">d@</text:p>
      <text:p text:style-name="P9">+ <text:tab/><text:tab/><text:tab/><text:tab/>// c+d result is now in A</text:p>
      <text:p text:style-name="P9">r&gt;a <text:tab/><text:tab/><text:tab/><text:tab/>// put c+d into B (a loader) and restore a+b to A</text:p>
      <text:p text:style-name="P9">* <text:tab/><text:tab/><text:tab/><text:tab/>// multiply them together</text:p>
      <text:p text:style-name="P9"/>
      <text:p text:style-name="P9">This is fairly straightforward once you realise that r&gt;a is a loader and does the A→B transfer before loading ; you don’t have to manually put A into B</text:p>
      <text:p text:style-name="P9"/>
      <text:p text:style-name="P15"/>
      <text:p text:style-name="P22">Parameters</text:p>
      <text:p text:style-name="P9"/>
      <text:p text:style-name="P9">Obviously only 2 parameters are available, A and B, so words like copy and fill which take three have to use a memory block to pass them. <text:s/>There are words that generate the code that preserves stack values ; supposing you wanted a routine that incremented a specific variable for example</text:p>
      <text:p text:style-name="P9"/>
      <text:p text:style-name="P9">: incr 1 count +! ;</text:p>
      <text:p text:style-name="P9"/>
      <text:p text:style-name="P9">Un<text:span text:style-name="T8">like FORTH this is destructive. It destroys A + B which you may not want. The push and pop words work round this e.g.</text:span></text:p>
      <text:p text:style-name="P9"/>
      <text:p text:style-name="P9">: <text:span text:style-name="T8">incr push.ab 1 count +! pop.ab ;</text:span></text:p>
      <text:p text:style-name="P9"/>
      <text:p text:style-name="P10">There is also a pop.bb which allows you to return a value in A while preserving B.</text:p>
      <text:p text:style-name="P10"/>
      <text:p text:style-name="P19">Conclusion</text:p>
      <text:p text:style-name="P19"/>
      <text:p text:style-name="P10">It seems bonkers but it does actually work quite well, keeping much of the benefits while producing quick and fairly compact code – obviously it can’t really compete with FORTHs that use lists of 16 bit addresses but it’s much quicker.</text:p>
      <text:p text:style-name="P10"/>
      <text:p text:style-name="P10">An interesting side effect is that it’s much harder to lose things on the stack because …. there pretty much isn’t one.</text:p>
      <text:p text:style-name="P10"/>
      <text:p text:style-name="P23">Organisation – the Core Dictionary</text:p>
      <text:p text:style-name="P10"/>
      <text:p text:style-name="P10">There is a collection of Core words which are all (at present) written in Z80 assembler ; these provide the core words and macros such as * and @ and also some basic support words (e.g. console I/O routines).</text:p>
      <text:p text:style-name="P10"/>
      <text:p text:style-name="P16">Organisation – instances</text:p>
      <text:p text:style-name="P16"/>
      <text:p text:style-name="P10">Instances of M13 programs consist of two parts. A binary dump that loads at $5B00 known as &lt;name&gt;.m13 and a dictionary information (in text) known as &lt;name&gt;.dictionary.</text:p>
      <text:p text:style-name="P10"/>
      <text:p text:style-name="P10">The core code produces the base version of this (core.m13, core.dictionary) which contains the core words. </text:p>
      <text:p text:style-name="P10"/>
      <text:p text:style-name="P16">Compiler</text:p>
      <text:p text:style-name="P10"/>
      <text:p text:style-name="P10">A simple compiler (m13c) takes in code of the sort seen earlier and extends the .m13 and .dictionary files accordingly.</text:p>
      <text:p text:style-name="P10"/>
      <text:p text:style-name="P16">Final Binary</text:p>
      <text:p text:style-name="P16"/>
      <text:p text:style-name="P10">A python script (m13build) takes these two files and produces a &lt;name&gt;.bin file, where the dictionary data is embedded in the code. This is required if I produce a version which allows code creation on the computer itself, rather than being cross compiled from the PC.</text:p>
      <text:p text:style-name="P10"/>
      <text:p text:style-name="P16">SNA/Next Generator</text:p>
      <text:p text:style-name="P10"/>
      <text:p text:style-name="P10">A python script (m13sna m13next) generate files in .SNA and Cspects .NEXT fomat from either a .m13 file or a .bin file. </text:p>
      <text:p text:style-name="P10"/>
      <text:p text:style-name="P10">Applications can be written entirely using m13c and as such do not need the embedded dictionary. A run time m13 system which operates like a FORTH system (it uses Color FORTH ideas) needs that dictionary informatio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Bitstream Vera Sans" fo:font-size="14pt" style:font-size-asian="14pt" style:font-size-complex="14pt"/>
    </style:style>
    <style:style style:name="MT1" style:family="text">
      <style:text-properties officeooo:rsid="00251ce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3</text:page-number><text:s/><text:span text:style-name="MT1">of </text:span><text:span text:style-name="MT1"><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8T19:25:43.937526362</meta:creation-date>
    <dc:date>2018-08-01T02:54:07.380223825</dc:date>
    <meta:editing-duration>PT1H11M9S</meta:editing-duration>
    <meta:editing-cycles>25</meta:editing-cycles>
    <meta:generator>LibreOffice/6.0.5.2$Linux_X86_64 LibreOffice_project/00m0$Build-2</meta:generator>
    <meta:document-statistic meta:table-count="1" meta:image-count="0" meta:object-count="0" meta:page-count="5" meta:paragraph-count="79" meta:word-count="1402" meta:character-count="7416" meta:non-whitespace-character-count="6049"/>
  </office:meta>
</office:document-meta>
</file>